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5cm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  <style:paragraph-properties style:writing-mode="lr-tb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5cm" fo:min-width="0cm"/>
      <style:paragraph-properties style:writing-mode="lr-tb"/>
    </style:style>
    <style:style style:name="gr42" style:family="graphic" style:parent-style-name="objectwithoutfill">
      <style:graphic-properties draw:marker-end="Arrowheads_20_3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4" style:family="graphic" style:parent-style-name="objectwithoutfill">
      <style:graphic-properties draw:marker-end="Arrowheads_20_35" draw:marker-end-width="0.3cm" draw:fill="none" draw:textarea-vertical-align="middle"/>
    </style:style>
    <style:style style:name="gr45" style:family="graphic" style:parent-style-name="objectwithoutfill">
      <style:graphic-properties draw:marker-end="Arrowheads_20_36" draw:marker-end-width="0.3cm" draw:fill="none" draw:textarea-vertical-align="middle"/>
    </style:style>
    <style:style style:name="gr46" style:family="graphic" style:parent-style-name="objectwithoutfill">
      <style:graphic-properties draw:marker-end="Arrowheads_20_37" draw:marker-end-width="0.3cm" draw:fill="none" draw:textarea-vertical-align="middle"/>
    </style:style>
    <style:style style:name="gr47" style:family="graphic" style:parent-style-name="objectwithoutfill">
      <style:graphic-properties draw:marker-end="Arrowheads_20_38" draw:marker-end-width="0.3cm" draw:fill="none" draw:textarea-vertical-align="middle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2" draw:marker-end-width="0.3cm" draw:fill="none" draw:textarea-vertical-align="middle"/>
    </style:style>
    <style:style style:name="gr50" style:family="graphic" style:parent-style-name="objectwithoutfill">
      <style:graphic-properties draw:marker-end="Arrowheads_20_43" draw:marker-end-width="0.3cm" draw:fill="none" draw:textarea-vertical-align="middle"/>
    </style:style>
    <style:style style:name="gr51" style:family="graphic" style:parent-style-name="objectwithoutfill">
      <style:graphic-properties draw:marker-end="Arrowheads_20_44" draw:marker-end-width="0.3cm" draw:fill="none" draw:textarea-vertical-align="middle"/>
    </style:style>
    <style:style style:name="gr52" style:family="graphic" style:parent-style-name="objectwithoutfill">
      <style:graphic-properties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8" draw:marker-end-width="0.3cm" draw:fill="none" draw:textarea-vertical-align="middle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objectwithoutfill">
      <style:graphic-properties draw:marker-end="Arrowheads_20_54" draw:marker-end-width="0.3cm" draw:fill="none" draw:textarea-vertical-align="middle"/>
    </style:style>
    <style:style style:name="gr58" style:family="graphic" style:parent-style-name="objectwithoutfill">
      <style:graphic-properties draw:marker-end="Arrowheads_20_55" draw:marker-end-width="0.3cm" draw:fill="none" draw:textarea-vertical-align="middle"/>
    </style:style>
    <style:style style:name="gr59" style:family="graphic" style:parent-style-name="objectwithoutfill">
      <style:graphic-properties draw:marker-end="Arrowheads_20_56" draw:marker-end-width="0.3cm" draw:fill="none" draw:textarea-vertical-align="middle"/>
    </style:style>
    <style:style style:name="gr60" style:family="graphic" style:parent-style-name="objectwithoutfill">
      <style:graphic-properties draw:marker-end="Arrowheads_20_59" draw:marker-end-width="0.3cm" draw:fill="none" draw:textarea-vertical-align="middle"/>
    </style:style>
    <style:style style:name="gr61" style:family="graphic" style:parent-style-name="objectwithoutfill">
      <style:graphic-properties draw:marker-end="Arrowheads_20_60" draw:marker-end-width="0.3cm" draw:fill="none" draw:textarea-vertical-align="middle"/>
    </style:style>
    <style:style style:name="gr62" style:family="graphic" style:parent-style-name="objectwithoutfill">
      <style:graphic-properties draw:marker-end="Arrowheads_20_61" draw:marker-end-width="0.3cm" draw:fill="none" draw:textarea-vertical-align="middle"/>
    </style:style>
    <style:style style:name="gr63" style:family="graphic" style:parent-style-name="objectwithoutfill">
      <style:graphic-properties draw:marker-end="Arrowheads_20_62" draw:marker-end-width="0.3cm" draw:fill="none" draw:textarea-vertical-align="middle"/>
    </style:style>
    <style:style style:name="gr64" style:family="graphic" style:parent-style-name="objectwithoutfill">
      <style:graphic-properties draw:marker-end="Arrowheads_20_63" draw:marker-end-width="0.3cm" draw:fill="none" draw:textarea-vertical-align="middle"/>
    </style:style>
    <style:style style:name="gr65" style:family="graphic" style:parent-style-name="objectwithoutfill">
      <style:graphic-properties draw:marker-end="Arrowheads_20_66" draw:marker-end-width="0.3cm" draw:fill="none" draw:textarea-vertical-align="middle"/>
    </style:style>
    <style:style style:name="gr66" style:family="graphic" style:parent-style-name="objectwithoutfill">
      <style:graphic-properties draw:marker-end="Arrowheads_20_67" draw:marker-end-width="0.3cm" draw:fill="none" draw:textarea-vertical-align="middle"/>
    </style:style>
    <style:style style:name="gr67" style:family="graphic" style:parent-style-name="objectwithoutfill">
      <style:graphic-properties draw:marker-end="Arrowheads_20_70" draw:marker-end-width="0.3cm" draw:fill="none" draw:textarea-vertical-align="middle"/>
    </style:style>
    <style:style style:name="gr68" style:family="graphic" style:parent-style-name="objectwithoutfill">
      <style:graphic-properties draw:marker-end="Arrowheads_20_72" draw:marker-end-width="0.3cm" draw:fill="none" draw:textarea-vertical-align="middle"/>
    </style:style>
    <style:style style:name="gr69" style:family="graphic" style:parent-style-name="objectwithoutfill">
      <style:graphic-properties draw:marker-end="Arrowheads_20_75" draw:marker-end-width="0.3cm" draw:fill="none" draw:textarea-vertical-align="middle"/>
    </style:style>
    <style:style style:name="gr70" style:family="graphic" style:parent-style-name="objectwithoutfill">
      <style:graphic-properties draw:marker-end="Arrowheads_20_76" draw:marker-end-width="0.3cm" draw:fill="none" draw:textarea-vertical-align="middle"/>
    </style:style>
    <style:style style:name="gr71" style:family="graphic" style:parent-style-name="objectwithoutfill">
      <style:graphic-properties draw:marker-end="Arrowheads_20_77" draw:marker-end-width="0.3cm" draw:fill="none" draw:textarea-vertical-align="middle"/>
    </style:style>
    <style:style style:name="gr72" style:family="graphic" style:parent-style-name="objectwithoutfill">
      <style:graphic-properties draw:marker-end="Arrowheads_20_79" draw:marker-end-width="0.3cm" draw:fill="none" draw:textarea-vertical-align="middle"/>
    </style:style>
    <style:style style:name="gr73" style:family="graphic" style:parent-style-name="objectwithoutfill">
      <style:graphic-properties draw:marker-end="Arrowheads_20_80" draw:marker-end-width="0.3cm" draw:fill="none" draw:textarea-vertical-align="middle"/>
    </style:style>
    <style:style style:name="gr74" style:family="graphic" style:parent-style-name="objectwithoutfill">
      <style:graphic-properties draw:marker-end="Arrowheads_20_81" draw:marker-end-width="0.3cm" draw:fill="none" draw:textarea-vertical-align="middle"/>
    </style:style>
    <style:style style:name="gr75" style:family="graphic" style:parent-style-name="objectwithoutfill">
      <style:graphic-properties draw:marker-end="Arrowheads_20_82" draw:marker-end-width="0.3cm" draw:fill="none" draw:textarea-vertical-align="middle"/>
    </style:style>
    <style:style style:name="gr76" style:family="graphic" style:parent-style-name="objectwithoutfill">
      <style:graphic-properties draw:marker-end="Arrowheads_20_83" draw:marker-end-width="0.3cm" draw:fill="none" draw:textarea-vertical-align="middle"/>
    </style:style>
    <style:style style:name="gr77" style:family="graphic" style:parent-style-name="objectwithoutfill">
      <style:graphic-properties draw:marker-end="Arrowheads_20_84" draw:marker-end-width="0.3cm" draw:fill="none" draw:textarea-vertical-align="middle"/>
    </style:style>
    <style:style style:name="gr78" style:family="graphic" style:parent-style-name="objectwithoutfill">
      <style:graphic-properties draw:marker-end="Arrowheads_20_85" draw:marker-end-width="0.3cm" draw:fill="none" draw:textarea-vertical-align="middle"/>
    </style:style>
    <style:style style:name="gr79" style:family="graphic" style:parent-style-name="objectwithoutfill">
      <style:graphic-properties draw:marker-end="Arrowheads_20_86" draw:marker-end-width="0.3cm" draw:fill="none" draw:textarea-vertical-align="middle"/>
    </style:style>
    <style:style style:name="gr80" style:family="graphic" style:parent-style-name="objectwithoutfill">
      <style:graphic-properties draw:marker-end="Arrowheads_20_89" draw:marker-end-width="0.3cm" draw:fill="none" draw:textarea-vertical-align="middle"/>
    </style:style>
    <style:style style:name="gr81" style:family="graphic" style:parent-style-name="objectwithoutfill">
      <style:graphic-properties draw:marker-end="Arrowheads_20_90" draw:marker-end-width="0.3cm" draw:fill="none" draw:textarea-vertical-align="middle"/>
    </style:style>
    <style:style style:name="gr82" style:family="graphic" style:parent-style-name="objectwithoutfill">
      <style:graphic-properties draw:marker-end="Arrowheads_20_91" draw:marker-end-width="0.3cm" draw:fill="none" draw:textarea-vertical-align="middle"/>
    </style:style>
    <style:style style:name="gr83" style:family="graphic" style:parent-style-name="objectwithoutfill">
      <style:graphic-properties draw:marker-end="Arrowheads_20_92" draw:marker-end-width="0.3cm" draw:fill="none" draw:textarea-vertical-align="middle"/>
    </style:style>
    <style:style style:name="gr84" style:family="graphic" style:parent-style-name="objectwithoutfill">
      <style:graphic-properties draw:marker-end="Arrowheads_20_94" draw:marker-end-width="0.3cm" draw:fill="none" draw:textarea-vertical-align="middle"/>
    </style:style>
    <style:style style:name="gr85" style:family="graphic" style:parent-style-name="objectwithoutfill">
      <style:graphic-properties draw:marker-end="Arrowheads_20_95" draw:marker-end-width="0.3cm" draw:fill="none" draw:textarea-vertical-align="middle"/>
    </style:style>
    <style:style style:name="gr86" style:family="graphic" style:parent-style-name="objectwithoutfill">
      <style:graphic-properties draw:marker-end="Arrowheads_20_96" draw:marker-end-width="0.3cm" draw:fill="none" draw:textarea-vertical-align="middle"/>
    </style:style>
    <style:style style:name="gr87" style:family="graphic" style:parent-style-name="objectwithoutfill">
      <style:graphic-properties draw:marker-end="Arrowheads_20_97" draw:marker-end-width="0.3cm" draw:fill="none" draw:textarea-vertical-align="middle"/>
    </style:style>
    <style:style style:name="gr88" style:family="graphic" style:parent-style-name="objectwithoutfill">
      <style:graphic-properties draw:marker-end="Arrowheads_20_98" draw:marker-end-width="0.3cm" draw:fill="none" draw:textarea-vertical-align="middle"/>
    </style:style>
    <style:style style:name="gr89" style:family="graphic" style:parent-style-name="objectwithoutfill">
      <style:graphic-properties draw:marker-end="Arrowheads_20_99" draw:marker-end-width="0.3cm" draw:fill="none" draw:textarea-vertical-align="middle"/>
    </style:style>
    <style:style style:name="gr90" style:family="graphic" style:parent-style-name="objectwithoutfill">
      <style:graphic-properties draw:marker-end="Arrowheads_20_101" draw:marker-end-width="0.3cm" draw:fill="none" draw:textarea-vertical-align="middle"/>
    </style:style>
    <style:style style:name="gr91" style:family="graphic" style:parent-style-name="objectwithoutfill">
      <style:graphic-properties draw:marker-end="Arrowheads_20_102" draw:marker-end-width="0.3cm" draw:fill="none" draw:textarea-vertical-align="middle"/>
    </style:style>
    <style:style style:name="gr92" style:family="graphic" style:parent-style-name="objectwithoutfill">
      <style:graphic-properties draw:marker-end="Arrowheads_20_103" draw:marker-end-width="0.3cm" draw:fill="none" draw:textarea-vertical-align="middle"/>
    </style:style>
    <style:style style:name="gr93" style:family="graphic" style:parent-style-name="objectwithoutfill">
      <style:graphic-properties draw:marker-end="Arrowheads_20_104" draw:marker-end-width="0.3cm" draw:fill="none" draw:textarea-vertical-align="middle"/>
    </style:style>
    <style:style style:name="gr94" style:family="graphic" style:parent-style-name="standard">
      <style:graphic-properties draw:stroke="dash" draw:stroke-dash="Dash" svg:stroke-linecap="butt" draw:fill="none" draw:textarea-horizontal-align="justify" draw:textarea-vertical-align="middle" draw:auto-grow-height="false" fo:min-height="14.25cm" fo:min-width="18.75cm"/>
    </style:style>
    <style:style style:name="gr95" style:family="graphic" style:parent-style-name="objectwithoutfill">
      <style:graphic-properties draw:marker-end="Arrowheads_20_105" draw:marker-end-width="0.3cm" draw:fill="none" draw:textarea-vertical-align="middle"/>
    </style:style>
    <style:style style:name="gr96" style:family="graphic" style:parent-style-name="objectwithoutfill">
      <style:graphic-properties draw:marker-end="Arrowheads_20_106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curve" svg:x1="10.433cm" svg:y1="11.683cm" svg:x2="10.875cm" svg:y2="11.5cm" draw:start-shape="id1" draw:start-glue-point="5" draw:end-shape="id1" draw:end-glue-point="4" svg:d="M10433 11683c0-1026 442-934 442-183" svg:viewBox="0 0 443 759">
          <text:p/>
        </draw:connector>
        <draw:frame draw:style-name="gr4" draw:text-style-name="P5" draw:layer="layout" svg:width="0.934cm" svg:height="0.645cm" svg:x="10.25cm" svg:y="10.355cm">
          <draw:text-box>
            <text:p><text:span text:style-name="T2">ws</text:span></text:p>
          </draw:text-box>
        </draw:frame>
        <draw:custom-shape draw:style-name="gr5" draw:text-style-name="P6" xml:id="id2" draw:id="id2" draw:layer="layout" svg:width="1.25cm" svg:height="1.25cm" svg:x="8.598cm" svg:y="8.395cm">
          <text:p text:style-name="P1"><text:span text:style-name="T1">q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.433cm" svg:y1="11.683cm" svg:x2="9.665cm" svg:y2="9.462cm" draw:start-shape="id1" draw:start-glue-point="5" draw:end-shape="id2" draw:end-glue-point="9" svg:d="M10433 11683c0-1665-768-555-768-2221" svg:viewBox="0 0 769 2222">
          <text:p/>
        </draw:connector>
        <draw:frame draw:style-name="gr7" draw:text-style-name="P5" draw:layer="layout" svg:width="1.336cm" svg:height="0.645cm" svg:x="9.914cm" svg:y="9cm">
          <draw:text-box>
            <text:p><text:span text:style-name="T2">digito</text:span></text:p>
          </draw:text-box>
        </draw:frame>
        <draw:connector draw:style-name="gr8" draw:text-style-name="P3" draw:layer="layout" draw:type="curve" svg:x1="9.223cm" svg:y1="8.395cm" svg:x2="9.665cm" svg:y2="8.578cm" draw:start-shape="id2" draw:start-glue-point="4" draw:end-shape="id2" draw:end-glue-point="11" svg:d="M9223 8395c0-751 442-843 442 183" svg:viewBox="0 0 443 759">
          <text:p/>
        </draw:connector>
        <draw:custom-shape draw:style-name="gr9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8.781cm" svg:y1="8.578cm" svg:x2="5.375cm" svg:y2="3.75cm" draw:start-shape="id2" draw:start-glue-point="5" draw:end-shape="id3" svg:d="M8781 8578c0-3757-3406-1344-3406-4828" svg:viewBox="0 0 3407 4829">
          <text:p/>
        </draw:connector>
        <draw:frame draw:style-name="gr11" draw:text-style-name="P5" draw:layer="layout" svg:width="1.302cm" svg:height="0.645cm" svg:x="7.198cm" svg:y="7.105cm">
          <draw:text-box>
            <text:p><text:span text:style-name="T2">outro</text:span></text:p>
          </draw:text-box>
        </draw:frame>
        <draw:frame draw:style-name="gr12" draw:text-style-name="P5" draw:layer="layout" svg:width="1.721cm" svg:height="0.645cm" svg:x="8.627cm" svg:y="7.25cm">
          <draw:text-box>
            <text:p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cm" svg:y="7.25cm">
          <text:p text:style-name="P1"><text:span text:style-name="T1">q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1.317cm" svg:y1="11.683cm" svg:x2="13.183cm" svg:y2="8.317cm" draw:start-shape="id1" draw:start-glue-point="11" draw:end-shape="id4" draw:end-glue-point="7" svg:d="M11317 11683c0-2523 1866-840 1866-3366" svg:viewBox="0 0 1867 3367">
          <text:p/>
        </draw:connector>
        <draw:frame draw:style-name="gr14" draw:text-style-name="P5" draw:layer="layout" svg:width="1.184cm" svg:height="0.645cm" svg:x="11.75cm" svg:y="9.25cm">
          <draw:text-box>
            <text:p><text:span text:style-name="T2">letra</text:span></text:p>
          </draw:text-box>
        </draw:frame>
        <draw:connector draw:style-name="gr15" draw:text-style-name="P3" draw:layer="layout" draw:type="curve" svg:x1="13.183cm" svg:y1="7.433cm" svg:x2="14.067cm" svg:y2="7.433cm" draw:start-shape="id4" draw:start-glue-point="5" draw:end-shape="id4" draw:end-glue-point="11" svg:d="M13183 7433c0-1026 884-1026 884 0" svg:viewBox="0 0 885 770">
          <text:p/>
        </draw:connector>
        <draw:frame draw:style-name="gr16" draw:text-style-name="P5" draw:layer="layout" svg:width="2.305cm" svg:height="0.645cm" svg:x="12.5cm" svg:y="5.855cm">
          <draw:text-box>
            <text:p><text:span text:style-name="T2">letra | digito</text:span></text:p>
          </draw:text-box>
        </draw:frame>
        <draw:connector draw:style-name="gr17" draw:text-style-name="P3" draw:layer="layout" draw:type="curve" svg:x1="13cm" svg:y1="7.875cm" svg:x2="6cm" svg:y2="3.125cm" draw:start-shape="id4" draw:start-glue-point="6" draw:end-shape="id3" draw:end-glue-point="10" svg:d="M13000 7875c-5248 0-1749-4750-7000-4750" svg:viewBox="0 0 7001 4751">
          <text:p/>
        </draw:connector>
        <draw:frame draw:style-name="gr11" draw:text-style-name="P5" draw:layer="layout" svg:width="1.302cm" svg:height="0.645cm" svg:x="10.948cm" svg:y="7cm">
          <draw:text-box>
            <text:p><text:span text:style-name="T2">outro</text:span></text:p>
          </draw:text-box>
        </draw:frame>
        <draw:custom-shape draw:style-name="gr18" draw:text-style-name="P1" xml:id="id5" draw:id="id5" draw:layer="layout" svg:width="2.25cm" svg:height="0.75cm" svg:x="18cm" svg:y="7.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4.25cm" svg:y1="7.875cm" svg:x2="18cm" svg:y2="7.875cm" draw:start-shape="id4" draw:start-glue-point="10" draw:end-shape="id5" draw:end-glue-point="3" svg:d="M14250 7875h3750" svg:viewBox="0 0 3751 1">
          <text:p/>
        </draw:connector>
        <draw:frame draw:style-name="gr20" draw:text-style-name="P10" draw:layer="layout" svg:width="3.526cm" svg:height="1.039cm" svg:x="14.474cm" svg:y="6.75cm">
          <draw:text-box>
            <text:p text:style-name="P9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4.75cm" svg:y="9.5cm">
          <text:p text:style-name="P1"><text:span text:style-name="T1">q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curve" svg:x1="11.317cm" svg:y1="11.683cm" svg:x2="14.75cm" svg:y2="10.125cm" draw:start-shape="id1" draw:start-glue-point="11" draw:end-shape="id6" draw:end-glue-point="6" svg:d="M11317 11683c2713 0 997-1558 3433-1558" svg:viewBox="0 0 3434 1559">
          <text:p/>
        </draw:connector>
        <draw:frame draw:style-name="gr22" draw:text-style-name="P5" draw:layer="layout" svg:width="0.578cm" svg:height="0.645cm" svg:x="13.75cm" svg:y="9.5cm">
          <draw:text-box>
            <text:p><text:span text:style-name="T2">‘</text:span></text:p>
          </draw:text-box>
        </draw:frame>
        <draw:custom-shape draw:style-name="gr5" draw:text-style-name="P6" xml:id="id7" draw:id="id7" draw:layer="layout" svg:width="1.25cm" svg:height="1.25cm" svg:x="18.25cm" svg:y="10.75cm">
          <text:p text:style-name="P1"><text:span text:style-name="T1">q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16cm" svg:y1="10.125cm" svg:x2="18.433cm" svg:y2="10.933cm" draw:start-shape="id6" draw:start-glue-point="10" draw:end-shape="id7" draw:end-glue-point="5" svg:d="M16000 10125c1689 0 473 808 2433 808" svg:viewBox="0 0 2434 809">
          <text:p/>
        </draw:connector>
        <draw:frame draw:style-name="gr24" draw:text-style-name="P5" draw:layer="layout" svg:width="0.75cm" svg:height="0.645cm" svg:x="17.25cm" svg:y="10cm">
          <draw:text-box>
            <text:p><text:span text:style-name="T2">‘</text:span></text:p>
          </draw:text-box>
        </draw:frame>
        <draw:connector draw:style-name="gr25" draw:text-style-name="P3" draw:layer="layout" draw:type="curve" svg:x1="14.933cm" svg:y1="9.683cm" svg:x2="15.817cm" svg:y2="9.683cm" draw:start-shape="id6" draw:start-glue-point="5" draw:end-shape="id6" draw:end-glue-point="11" svg:d="M14933 9683c0-1026 884-1026 884 0" svg:viewBox="0 0 885 770">
          <text:p/>
        </draw:connector>
        <draw:frame draw:style-name="gr26" draw:text-style-name="P5" draw:layer="layout" svg:width="2.828cm" svg:height="0.75cm" svg:x="14cm" svg:y="8.5cm">
          <draw:text-box>
            <text:p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5cm" svg:y="11.25cm">
          <text:p text:style-name="P1"><text:span text:style-name="T1">q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4.933cm" svg:y1="10.567cm" svg:x2="15cm" svg:y2="11.875cm" draw:start-shape="id6" draw:start-glue-point="7" draw:end-shape="id8" draw:end-glue-point="6" svg:d="M14933 10567c-1026 0-1059 1308 67 1308" svg:viewBox="0 0 842 1309">
          <text:p/>
        </draw:connector>
        <draw:frame draw:style-name="gr22" draw:text-style-name="P5" draw:layer="layout" svg:width="0.578cm" svg:height="0.645cm" svg:x="13.672cm" svg:y="10.855cm">
          <draw:text-box>
            <text:p><text:span text:style-name="T2">\</text:span></text:p>
          </draw:text-box>
        </draw:frame>
        <draw:connector draw:style-name="gr28" draw:text-style-name="P3" draw:layer="layout" draw:type="curve" svg:x1="16.067cm" svg:y1="11.433cm" svg:x2="15.817cm" svg:y2="10.567cm" draw:start-shape="id8" draw:start-glue-point="11" draw:end-shape="id6" draw:end-glue-point="9" svg:d="M16067 11433c1027 0 1152-866-250-866" svg:viewBox="0 0 1037 867">
          <text:p/>
        </draw:connector>
        <draw:frame draw:style-name="gr22" draw:text-style-name="P5" draw:layer="layout" svg:width="1.75cm" svg:height="0.645cm" svg:x="16.5cm" svg:y="11.355cm">
          <draw:text-box>
            <text:p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6.75cm" svg:y="10cm">
          <text:p text:style-name="P1"><text:span text:style-name="T1">q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curve" svg:x1="10.25cm" svg:y1="12.125cm" svg:x2="7.817cm" svg:y2="11.067cm" draw:start-shape="id1" draw:start-glue-point="6" draw:end-shape="id9" draw:end-glue-point="9" svg:d="M10250 12125c-1686 0-470-1058-2433-1058" svg:viewBox="0 0 2434 1059">
          <text:p/>
        </draw:connector>
        <draw:frame draw:style-name="gr30" draw:text-style-name="P5" draw:layer="layout" svg:width="0.599cm" svg:height="0.645cm" svg:x="8.151cm" svg:y="10.5cm">
          <draw:text-box>
            <text:p><text:span text:style-name="T2">/</text:span></text:p>
          </draw:text-box>
        </draw:frame>
        <draw:custom-shape draw:style-name="gr1" draw:text-style-name="P2" xml:id="id10" draw:id="id10" draw:layer="layout" svg:width="1.25cm" svg:height="1.25cm" svg:x="4.75cm" svg:y="12cm">
          <text:p text:style-name="P1"><text:span text:style-name="T1">q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10.25cm" svg:y1="12.125cm" svg:x2="6cm" svg:y2="12.625cm" draw:start-shape="id1" draw:start-glue-point="6" draw:end-shape="id10" draw:end-glue-point="10" svg:d="M10250 12125c-3186 0-1061 500-4250 500" svg:viewBox="0 0 4251 501">
          <text:p/>
        </draw:connector>
        <draw:custom-shape draw:style-name="gr5" draw:text-style-name="P6" xml:id="id11" draw:id="id11" draw:layer="layout" svg:width="1.25cm" svg:height="1.25cm" svg:x="1.25cm" svg:y="12cm">
          <text:p text:style-name="P1"><text:span text:style-name="T1">q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6.75cm" svg:y1="10.625cm" svg:x2="1.875cm" svg:y2="12cm" draw:start-shape="id9" draw:start-glue-point="6" draw:end-shape="id11" draw:end-glue-point="4" svg:d="M6750 10625c-3250 0-4875 458-4875 1375" svg:viewBox="0 0 4876 1376">
          <text:p/>
        </draw:connector>
        <draw:frame draw:style-name="gr30" draw:text-style-name="P5" draw:layer="layout" svg:width="0.599cm" svg:height="0.645cm" svg:x="3.401cm" svg:y="11cm">
          <draw:text-box>
            <text:p><text:span text:style-name="T2">/</text:span></text:p>
          </draw:text-box>
        </draw:frame>
        <draw:custom-shape draw:style-name="gr18" draw:text-style-name="P1" xml:id="id12" draw:id="id12" draw:layer="layout" svg:width="2.25cm" svg:height="0.75cm" svg:x="1.25cm" svg:y="9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599cm" svg:height="0.645cm" svg:x="6.651cm" svg:y="11.855cm">
          <draw:text-box>
            <text:p><text:span text:style-name="T2">{</text:span></text:p>
          </draw:text-box>
        </draw:frame>
        <draw:connector draw:style-name="gr33" draw:text-style-name="P3" draw:layer="layout" draw:type="curve" svg:x1="4.75cm" svg:y1="12.625cm" svg:x2="2.5cm" svg:y2="12.625cm" draw:start-shape="id10" draw:start-glue-point="6" draw:end-shape="id11" draw:end-glue-point="10" svg:d="M4750 12625h-2250" svg:viewBox="0 0 2251 1">
          <text:p/>
        </draw:connector>
        <draw:frame draw:style-name="gr22" draw:text-style-name="P5" draw:layer="layout" svg:width="0.599cm" svg:height="0.645cm" svg:x="3.651cm" svg:y="12cm">
          <draw:text-box>
            <text:p><text:span text:style-name="T2">}</text:span></text:p>
          </draw:text-box>
        </draw:frame>
        <draw:frame draw:style-name="gr34" draw:text-style-name="P5" draw:layer="layout" svg:width="2.75cm" svg:height="1.039cm" svg:x="4cm" svg:y="10.75cm">
          <draw:text-box>
            <text:p><text:span text:style-name="T2">qualquer | ws</text:span></text:p>
          </draw:text-box>
        </draw:frame>
        <draw:connector draw:style-name="gr35" draw:text-style-name="P3" draw:layer="layout" draw:type="curve" svg:x1="5.817cm" svg:y1="12.183cm" svg:x2="4.933cm" svg:y2="12.183cm" draw:start-shape="id10" draw:start-glue-point="11" draw:end-shape="id10" draw:end-glue-point="5" svg:d="M5817 12183c0-1026-884-1026-884 0" svg:viewBox="0 0 885 770">
          <text:p/>
        </draw:connector>
        <draw:connector draw:style-name="gr36" draw:text-style-name="P3" draw:layer="layout" draw:type="curve" svg:x1="7.375cm" svg:y1="10cm" svg:x2="3.5cm" svg:y2="9.375cm" draw:start-shape="id9" draw:start-glue-point="4" draw:end-shape="id12" draw:end-glue-point="1" svg:d="M7375 10000c0-417-1291-625-3875-625" svg:viewBox="0 0 3876 626">
          <text:p/>
        </draw:connector>
        <draw:frame draw:style-name="gr11" draw:text-style-name="P5" draw:layer="layout" svg:width="1.302cm" svg:height="0.645cm" svg:x="4.25cm" svg:y="8.75cm">
          <draw:text-box>
            <text:p><text:span text:style-name="T2">outro</text:span></text:p>
          </draw:text-box>
        </draw:frame>
        <draw:custom-shape draw:style-name="gr5" draw:text-style-name="P6" xml:id="id13" draw:id="id13" draw:layer="layout" svg:width="1.25cm" svg:height="1.25cm" svg:x="5.75cm" svg:y="8cm">
          <text:p text:style-name="P1"><text:span text:style-name="T1">q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curve" svg:x1="10.433cm" svg:y1="11.683cm" svg:x2="6.817cm" svg:y2="9.067cm" draw:start-shape="id1" draw:start-glue-point="5" draw:end-shape="id13" draw:end-glue-point="9" svg:d="M10433 11683c-2710 0-903-2616-3616-2616" svg:viewBox="0 0 3617 2617">
          <text:p/>
        </draw:connector>
        <draw:connector draw:style-name="gr38" draw:text-style-name="P3" draw:layer="layout" draw:type="curve" svg:x1="5.75cm" svg:y1="8.625cm" svg:x2="2.375cm" svg:y2="9cm" draw:start-shape="id13" draw:start-glue-point="6" draw:end-shape="id12" draw:end-glue-point="0" svg:d="M5750 8625c-1687 0-1406-63-1828-157s-1547-219-1547 532" svg:viewBox="0 0 3376 604">
          <text:p/>
        </draw:connector>
        <draw:frame draw:style-name="gr11" draw:text-style-name="P5" draw:layer="layout" svg:width="1.302cm" svg:height="0.645cm" svg:x="3.5cm" svg:y="7.75cm">
          <draw:text-box>
            <text:p><text:span text:style-name="T2">outro</text:span></text:p>
          </draw:text-box>
        </draw:frame>
        <draw:frame draw:style-name="gr39" draw:text-style-name="P5" draw:layer="layout" svg:width="1.599cm" svg:height="0.759cm" svg:x="6.901cm" svg:y="8.491cm">
          <draw:text-box>
            <text:p><text:span text:style-name="T2">* | + | -</text:span></text:p>
          </draw:text-box>
        </draw:frame>
        <draw:custom-shape draw:style-name="gr1" draw:text-style-name="P12" xml:id="id14" draw:id="id14" draw:layer="layout" svg:width="1.25cm" svg:height="1.25cm" svg:x="3cm" svg:y="16.75cm">
          <text:p text:style-name="P11"><text:span text:style-name="T5">q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10.875cm" svg:y1="12.75cm" svg:x2="4.067cm" svg:y2="16.933cm" draw:start-shape="id1" draw:start-glue-point="8" draw:end-shape="id14" draw:end-glue-point="11" svg:d="M10875 12750c0 3001-6808 910-6808 4183" svg:viewBox="0 0 6809 4184">
          <text:p/>
        </draw:connector>
        <draw:frame draw:style-name="gr41" draw:text-style-name="P5" draw:layer="layout" svg:width="1.099cm" svg:height="0.645cm" svg:x="3.151cm" svg:y="16cm">
          <draw:text-box>
            <text:p><text:span text:style-name="T2">P|p</text:span></text:p>
          </draw:text-box>
        </draw:frame>
        <draw:custom-shape draw:style-name="gr1" draw:text-style-name="P12" xml:id="id15" draw:id="id15" draw:layer="layout" svg:width="1.25cm" svg:height="1.25cm" svg:x="1.75cm" svg:y="18.5cm">
          <text:p text:style-name="P11"><text:span text:style-name="T5">q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cm" svg:y1="17.375cm" svg:x2="2.375cm" svg:y2="18.5cm" draw:start-shape="id14" draw:start-glue-point="6" draw:end-shape="id15" draw:end-glue-point="4" svg:d="M3000 17375c-417 0-625 375-625 1125" svg:viewBox="0 0 626 1126">
          <text:p/>
        </draw:connector>
        <draw:frame draw:style-name="gr43" draw:text-style-name="P5" draw:layer="layout" svg:width="1.099cm" svg:height="0.645cm" svg:x="1.5cm" svg:y="17.355cm">
          <draw:text-box>
            <text:p><text:span text:style-name="T2">R|r</text:span></text:p>
          </draw:text-box>
        </draw:frame>
        <draw:custom-shape draw:style-name="gr1" draw:text-style-name="P12" xml:id="id16" draw:id="id16" draw:layer="layout" svg:width="1.25cm" svg:height="1.25cm" svg:x="1.75cm" svg:y="20.5cm">
          <text:p text:style-name="P11"><text:span text:style-name="T5">q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2.375cm" svg:y1="19.75cm" svg:x2="2.375cm" svg:y2="20.5cm" draw:start-shape="id15" draw:start-glue-point="8" draw:end-shape="id16" draw:end-glue-point="4" svg:d="M2375 19750v750" svg:viewBox="0 0 1 751">
          <text:p/>
        </draw:connector>
        <draw:frame draw:style-name="gr22" draw:text-style-name="P5" draw:layer="layout" svg:width="1.099cm" svg:height="0.645cm" svg:x="1.401cm" svg:y="19.75cm">
          <draw:text-box>
            <text:p><text:span text:style-name="T2">O|o</text:span></text:p>
          </draw:text-box>
        </draw:frame>
        <draw:custom-shape draw:style-name="gr1" draw:text-style-name="P12" xml:id="id17" draw:id="id17" draw:layer="layout" svg:width="1.25cm" svg:height="1.25cm" svg:x="1.75cm" svg:y="22.25cm">
          <text:p text:style-name="P11"><text:span text:style-name="T5">q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" draw:layer="layout" draw:type="curve" svg:x1="2.375cm" svg:y1="21.75cm" svg:x2="2.375cm" svg:y2="22.25cm" draw:start-shape="id16" draw:start-glue-point="8" draw:end-shape="id17" draw:end-glue-point="4" svg:d="M2375 21750v500" svg:viewBox="0 0 1 501">
          <text:p/>
        </draw:connector>
        <draw:frame draw:style-name="gr22" draw:text-style-name="P5" draw:layer="layout" svg:width="1.099cm" svg:height="0.645cm" svg:x="2.901cm" svg:y="18cm">
          <draw:text-box>
            <text:p><text:span text:style-name="T2">G|g</text:span></text:p>
          </draw:text-box>
        </draw:frame>
        <draw:custom-shape draw:style-name="gr1" draw:text-style-name="P12" xml:id="id18" draw:id="id18" draw:layer="layout" svg:width="1.25cm" svg:height="1.25cm" svg:x="1.75cm" svg:y="24cm">
          <text:p text:style-name="P11"><text:span text:style-name="T5">q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.375cm" svg:y1="23.5cm" svg:x2="2.375cm" svg:y2="24cm" draw:start-shape="id17" draw:start-glue-point="8" draw:end-shape="id18" draw:end-glue-point="4" svg:d="M2375 23500v500" svg:viewBox="0 0 1 501">
          <text:p/>
        </draw:connector>
        <draw:frame draw:style-name="gr43" draw:text-style-name="P5" draw:layer="layout" svg:width="1.099cm" svg:height="0.645cm" svg:x="1.151cm" svg:y="23.355cm">
          <draw:text-box>
            <text:p><text:span text:style-name="T2">R|r</text:span></text:p>
          </draw:text-box>
        </draw:frame>
        <draw:custom-shape draw:style-name="gr1" draw:text-style-name="P12" xml:id="id19" draw:id="id19" draw:layer="layout" svg:width="1.25cm" svg:height="1.25cm" svg:x="1.75cm" svg:y="25.75cm">
          <text:p text:style-name="P11"><text:span text:style-name="T5">q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svg:x1="2.375cm" svg:y1="25.25cm" svg:x2="2.375cm" svg:y2="25.75cm" draw:start-shape="id18" draw:start-glue-point="8" draw:end-shape="id19" draw:end-glue-point="4" svg:d="M2375 25250v500" svg:viewBox="0 0 1 501">
          <text:p/>
        </draw:connector>
        <draw:frame draw:style-name="gr43" draw:text-style-name="P5" draw:layer="layout" svg:width="1.099cm" svg:height="0.645cm" svg:x="1.25cm" svg:y="25.25cm">
          <draw:text-box>
            <text:p><text:span text:style-name="T2">A|a</text:span></text:p>
          </draw:text-box>
        </draw:frame>
        <draw:custom-shape draw:style-name="gr5" draw:text-style-name="P13" xml:id="id20" draw:id="id20" draw:layer="layout" svg:width="1.25cm" svg:height="1.25cm" svg:x="3.5cm" svg:y="26.5cm">
          <text:p text:style-name="P11"><text:span text:style-name="T5">q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cm" svg:y1="26.375cm" svg:x2="3.5cm" svg:y2="27.125cm" draw:start-shape="id19" draw:start-glue-point="10" draw:end-shape="id20" draw:end-glue-point="6" svg:d="M3000 26375c376 0 127 750 500 750" svg:viewBox="0 0 501 751">
          <text:p/>
        </draw:connector>
        <draw:frame draw:style-name="gr34" draw:text-style-name="P5" draw:layer="layout" svg:width="1.25cm" svg:height="1.039cm" svg:x="2.5cm" svg:y="27.105cm">
          <draw:text-box>
            <text:p><text:span text:style-name="T2">M|m</text:span></text:p>
          </draw:text-box>
        </draw:frame>
        <draw:custom-shape draw:style-name="gr1" draw:text-style-name="P12" xml:id="id21" draw:id="id21" draw:layer="layout" svg:width="1.25cm" svg:height="1.25cm" svg:x="4.75cm" svg:y="15.5cm">
          <text:p text:style-name="P11"><text:span text:style-name="T5">q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10.875cm" svg:y1="12.75cm" svg:x2="6cm" svg:y2="16.125cm" draw:start-shape="id1" draw:start-glue-point="8" draw:end-shape="id21" draw:end-glue-point="10" svg:d="M10875 12750c0 2250-1625 3375-4875 3375" svg:viewBox="0 0 4876 3376">
          <text:p/>
        </draw:connector>
        <draw:frame draw:style-name="gr43" draw:text-style-name="P5" draw:layer="layout" svg:width="1.099cm" svg:height="0.645cm" svg:x="8cm" svg:y="15.105cm">
          <draw:text-box>
            <text:p><text:span text:style-name="T2">B|b</text:span></text:p>
          </draw:text-box>
        </draw:frame>
        <draw:custom-shape draw:style-name="gr1" draw:text-style-name="P12" xml:id="id22" draw:id="id22" draw:layer="layout" svg:width="1.25cm" svg:height="1.25cm" svg:x="4.75cm" svg:y="17.25cm">
          <text:p text:style-name="P11"><text:span text:style-name="T5">q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5.375cm" svg:y1="16.75cm" svg:x2="5.375cm" svg:y2="17.25cm" draw:start-shape="id21" draw:start-glue-point="8" draw:end-shape="id22" draw:end-glue-point="4" svg:d="M5375 16750v500" svg:viewBox="0 0 1 501">
          <text:p/>
        </draw:connector>
        <draw:frame draw:style-name="gr43" draw:text-style-name="P5" draw:layer="layout" svg:width="1.099cm" svg:height="0.645cm" svg:x="4.401cm" svg:y="16.605cm">
          <draw:text-box>
            <text:p><text:span text:style-name="T2">E|e</text:span></text:p>
          </draw:text-box>
        </draw:frame>
        <draw:custom-shape draw:style-name="gr1" draw:text-style-name="P12" xml:id="id23" draw:id="id23" draw:layer="layout" svg:width="1.25cm" svg:height="1.25cm" svg:x="3.25cm" svg:y="18.5cm">
          <text:p text:style-name="P11"><text:span text:style-name="T5">q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4.75cm" svg:y1="17.875cm" svg:x2="3.875cm" svg:y2="18.5cm" draw:start-shape="id22" draw:start-glue-point="6" draw:end-shape="id23" draw:end-glue-point="4" svg:d="M4750 17875c-584 0-875 208-875 625" svg:viewBox="0 0 876 626">
          <text:p/>
        </draw:connector>
        <draw:frame draw:style-name="gr22" draw:text-style-name="P5" draw:layer="layout" svg:width="1.099cm" svg:height="0.645cm" svg:x="1.251cm" svg:y="21.606cm">
          <draw:text-box>
            <text:p><text:span text:style-name="T2">G|g</text:span></text:p>
          </draw:text-box>
        </draw:frame>
        <draw:custom-shape draw:style-name="gr1" draw:text-style-name="P12" xml:id="id24" draw:id="id24" draw:layer="layout" svg:width="1.25cm" svg:height="1.25cm" svg:x="3.25cm" svg:y="20.25cm">
          <text:p text:style-name="P11"><text:span text:style-name="T5">q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3.875cm" svg:y1="19.75cm" svg:x2="3.875cm" svg:y2="20.25cm" draw:start-shape="id23" draw:start-glue-point="8" draw:end-shape="id24" draw:end-glue-point="4" svg:d="M3875 19750v500" svg:viewBox="0 0 1 501">
          <text:p/>
        </draw:connector>
        <draw:frame draw:style-name="gr22" draw:text-style-name="P5" draw:layer="layout" svg:width="1.099cm" svg:height="0.645cm" svg:x="2.901cm" svg:y="19.605cm">
          <draw:text-box>
            <text:p><text:span text:style-name="T2">I|i</text:span></text:p>
          </draw:text-box>
        </draw:frame>
        <draw:custom-shape draw:style-name="gr5" draw:text-style-name="P13" xml:id="id25" draw:id="id25" draw:layer="layout" svg:width="1.25cm" svg:height="1.25cm" svg:x="3.25cm" svg:y="22cm">
          <text:p text:style-name="P11"><text:span text:style-name="T5">q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3" draw:layer="layout" draw:type="curve" svg:x1="3.875cm" svg:y1="21.5cm" svg:x2="3.875cm" svg:y2="22cm" draw:start-shape="id24" draw:start-glue-point="8" draw:end-shape="id25" draw:end-glue-point="4" svg:d="M3875 21500v500" svg:viewBox="0 0 1 501">
          <text:p/>
        </draw:connector>
        <draw:frame draw:style-name="gr22" draw:text-style-name="P5" draw:layer="layout" svg:width="1.099cm" svg:height="0.645cm" svg:x="2.901cm" svg:y="21.355cm">
          <draw:text-box>
            <text:p><text:span text:style-name="T2">N|n</text:span></text:p>
          </draw:text-box>
        </draw:frame>
        <draw:custom-shape draw:style-name="gr1" draw:text-style-name="P12" xml:id="id26" draw:id="id26" draw:layer="layout" svg:width="1.25cm" svg:height="1.25cm" svg:x="6.25cm" svg:y="16.5cm">
          <text:p text:style-name="P11"><text:span text:style-name="T5">q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draw:type="curve" svg:x1="10.875cm" svg:y1="12.75cm" svg:x2="7.5cm" svg:y2="17.125cm" draw:start-shape="id1" draw:start-glue-point="8" draw:end-shape="id26" draw:end-glue-point="10" svg:d="M10875 12750c0 2917-1125 4375-3375 4375" svg:viewBox="0 0 3376 4376">
          <text:p/>
        </draw:connector>
        <draw:frame draw:style-name="gr43" draw:text-style-name="P5" draw:layer="layout" svg:width="1.099cm" svg:height="0.645cm" svg:x="8.651cm" svg:y="16cm">
          <draw:text-box>
            <text:p><text:span text:style-name="T2">E|e</text:span></text:p>
          </draw:text-box>
        </draw:frame>
        <draw:custom-shape draw:style-name="gr1" draw:text-style-name="P12" xml:id="id27" draw:id="id27" draw:layer="layout" svg:width="1.25cm" svg:height="1.25cm" svg:x="6cm" svg:y="18.5cm">
          <text:p text:style-name="P11"><text:span text:style-name="T5">q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draw:type="curve" svg:x1="6.875cm" svg:y1="17.75cm" svg:x2="6.625cm" svg:y2="18.5cm" draw:start-shape="id26" draw:start-glue-point="8" draw:end-shape="id27" draw:end-glue-point="4" svg:d="M6875 17750c0 564-250 189-250 750" svg:viewBox="0 0 251 751">
          <text:p/>
        </draw:connector>
        <draw:frame draw:style-name="gr43" draw:text-style-name="P5" draw:layer="layout" svg:width="1.099cm" svg:height="0.645cm" svg:x="5.901cm" svg:y="17.5cm">
          <draw:text-box>
            <text:p><text:span text:style-name="T2">N|n</text:span></text:p>
          </draw:text-box>
        </draw:frame>
        <draw:custom-shape draw:style-name="gr5" draw:text-style-name="P13" xml:id="id28" draw:id="id28" draw:layer="layout" svg:width="1.25cm" svg:height="1.25cm" svg:x="4.75cm" svg:y="19.5cm">
          <text:p text:style-name="P11"><text:span text:style-name="T5">q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3" draw:layer="layout" draw:type="curve" svg:x1="6cm" svg:y1="19.125cm" svg:x2="5.375cm" svg:y2="19.5cm" draw:start-shape="id27" draw:start-glue-point="6" draw:end-shape="id28" draw:end-glue-point="4" svg:d="M6000 19125c-417 0-625 125-625 375" svg:viewBox="0 0 626 376">
          <text:p/>
        </draw:connector>
        <draw:frame draw:style-name="gr43" draw:text-style-name="P5" draw:layer="layout" svg:width="1.099cm" svg:height="0.645cm" svg:x="4.75cm" svg:y="18.605cm">
          <draw:text-box>
            <text:p><text:span text:style-name="T2">D|d</text:span></text:p>
          </draw:text-box>
        </draw:frame>
        <draw:custom-shape draw:style-name="gr1" draw:text-style-name="P12" xml:id="id29" draw:id="id29" draw:layer="layout" svg:width="1.25cm" svg:height="1.25cm" svg:x="7.75cm" svg:y="17.75cm">
          <text:p text:style-name="P11"><text:span text:style-name="T5">q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draw:type="curve" svg:x1="7.317cm" svg:y1="17.567cm" svg:x2="7.75cm" svg:y2="18.375cm" draw:start-shape="id26" draw:start-glue-point="9" draw:end-shape="id29" draw:end-glue-point="6" svg:d="M7317 17567c0 539 144 808 433 808" svg:viewBox="0 0 434 809">
          <text:p/>
        </draw:connector>
        <draw:frame draw:style-name="gr43" draw:text-style-name="P5" draw:layer="layout" svg:width="1.099cm" svg:height="0.645cm" svg:x="7.151cm" svg:y="17.355cm">
          <draw:text-box>
            <text:p><text:span text:style-name="T2">L|l</text:span></text:p>
          </draw:text-box>
        </draw:frame>
        <draw:custom-shape draw:style-name="gr1" draw:text-style-name="P12" xml:id="id30" draw:id="id30" draw:layer="layout" svg:width="1.25cm" svg:height="1.25cm" svg:x="7.25cm" svg:y="19.5cm">
          <text:p text:style-name="P11"><text:span text:style-name="T5">q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draw:type="curve" svg:x1="8.375cm" svg:y1="19cm" svg:x2="7.875cm" svg:y2="19.5cm" draw:start-shape="id29" draw:start-glue-point="8" draw:end-shape="id30" draw:end-glue-point="4" svg:d="M8375 19000c0 376-500 127-500 500" svg:viewBox="0 0 501 501">
          <text:p/>
        </draw:connector>
        <draw:frame draw:style-name="gr22" draw:text-style-name="P5" draw:layer="layout" svg:width="1.099cm" svg:height="0.645cm" svg:x="7.151cm" svg:y="18.75cm">
          <draw:text-box>
            <text:p><text:span text:style-name="T2">S|s</text:span></text:p>
          </draw:text-box>
        </draw:frame>
        <draw:custom-shape draw:style-name="gr5" draw:text-style-name="P13" xml:id="id31" draw:id="id31" draw:layer="layout" svg:width="1.25cm" svg:height="1.25cm" svg:x="6cm" svg:y="20.5cm">
          <text:p text:style-name="P11"><text:span text:style-name="T5">q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7.25cm" svg:y1="20.125cm" svg:x2="6.625cm" svg:y2="20.5cm" draw:start-shape="id30" draw:start-glue-point="6" draw:end-shape="id31" draw:end-glue-point="4" svg:d="M7250 20125c-417 0-625 125-625 375" svg:viewBox="0 0 626 376">
          <text:p/>
        </draw:connector>
        <draw:frame draw:style-name="gr43" draw:text-style-name="P5" draw:layer="layout" svg:width="1.099cm" svg:height="0.645cm" svg:x="6.5cm" svg:y="19.605cm">
          <draw:text-box>
            <text:p><text:span text:style-name="T2">E|e</text:span></text:p>
          </draw:text-box>
        </draw:frame>
        <draw:custom-shape draw:style-name="gr1" draw:text-style-name="P12" xml:id="id32" draw:id="id32" draw:layer="layout" svg:width="1.25cm" svg:height="1.25cm" svg:x="9cm" svg:y="16.75cm">
          <text:p text:style-name="P11"><text:span text:style-name="T5">q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" draw:layer="layout" draw:type="curve" svg:x1="10.875cm" svg:y1="12.75cm" svg:x2="10.25cm" svg:y2="17.375cm" draw:start-shape="id1" draw:start-glue-point="8" draw:end-shape="id32" draw:end-glue-point="10" svg:d="M10875 12750c0 3084-208 4625-625 4625" svg:viewBox="0 0 626 4626">
          <text:p/>
        </draw:connector>
        <draw:frame draw:style-name="gr22" draw:text-style-name="P5" draw:layer="layout" svg:width="1.099cm" svg:height="0.645cm" svg:x="10cm" svg:y="16.25cm">
          <draw:text-box>
            <text:p><text:span text:style-name="T2">I|i</text:span></text:p>
          </draw:text-box>
        </draw:frame>
        <draw:custom-shape draw:style-name="gr5" draw:text-style-name="P13" xml:id="id33" draw:id="id33" draw:layer="layout" svg:width="1.25cm" svg:height="1.25cm" svg:x="8.75cm" svg:y="18.75cm">
          <text:p text:style-name="P11"><text:span text:style-name="T5">q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3" draw:layer="layout" draw:type="curve" svg:x1="9.625cm" svg:y1="18cm" svg:x2="9.375cm" svg:y2="18.75cm" draw:start-shape="id32" draw:start-glue-point="8" draw:end-shape="id33" draw:end-glue-point="4" svg:d="M9625 18000c0 564-250 189-250 750" svg:viewBox="0 0 251 751">
          <text:p/>
        </draw:connector>
        <draw:frame draw:style-name="gr22" draw:text-style-name="P5" draw:layer="layout" svg:width="1.099cm" svg:height="0.645cm" svg:x="8.901cm" svg:y="17.855cm">
          <draw:text-box>
            <text:p><text:span text:style-name="T2">F|f</text:span></text:p>
          </draw:text-box>
        </draw:frame>
        <draw:custom-shape draw:style-name="gr1" draw:text-style-name="P12" xml:id="id34" draw:id="id34" draw:layer="layout" svg:width="1.25cm" svg:height="1.25cm" svg:x="10.25cm" svg:y="17.75cm">
          <text:p text:style-name="P11"><text:span text:style-name="T5">q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curve" svg:x1="10.875cm" svg:y1="12.75cm" svg:x2="10.875cm" svg:y2="17.75cm" draw:start-shape="id1" draw:start-glue-point="8" draw:end-shape="id34" draw:end-glue-point="4" svg:d="M10875 12750v5000" svg:viewBox="0 0 1 5001">
          <text:p/>
        </draw:connector>
        <draw:frame draw:style-name="gr22" draw:text-style-name="P5" draw:layer="layout" svg:width="1.099cm" svg:height="0.645cm" svg:x="10.75cm" svg:y="16.5cm">
          <draw:text-box>
            <text:p><text:span text:style-name="T2">T|t</text:span></text:p>
          </draw:text-box>
        </draw:frame>
        <draw:custom-shape draw:style-name="gr1" draw:text-style-name="P12" xml:id="id35" draw:id="id35" draw:layer="layout" svg:width="1.25cm" svg:height="1.25cm" svg:x="9cm" svg:y="20.5cm">
          <text:p text:style-name="P11"><text:span text:style-name="T5">q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type="curve" svg:x1="10.875cm" svg:y1="19cm" svg:x2="10.067cm" svg:y2="20.683cm" draw:start-shape="id34" draw:start-glue-point="8" draw:end-shape="id35" draw:end-glue-point="11" svg:d="M10875 19000c0 1126-808 285-808 1683" svg:viewBox="0 0 809 1684">
          <text:p/>
        </draw:connector>
        <draw:frame draw:style-name="gr22" draw:text-style-name="P5" draw:layer="layout" svg:width="1.25cm" svg:height="0.645cm" svg:x="10cm" svg:y="19.105cm">
          <draw:text-box>
            <text:p><text:span text:style-name="T2">H|h</text:span></text:p>
          </draw:text-box>
        </draw:frame>
        <draw:custom-shape draw:style-name="gr1" draw:text-style-name="P12" xml:id="id36" draw:id="id36" draw:layer="layout" svg:width="1.25cm" svg:height="1.25cm" svg:x="7.5cm" svg:y="21.5cm">
          <text:p text:style-name="P11"><text:span text:style-name="T5">q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draw:type="curve" svg:x1="9.183cm" svg:y1="21.567cm" svg:x2="8.75cm" svg:y2="22.125cm" draw:start-shape="id35" draw:start-glue-point="7" draw:end-shape="id36" draw:end-glue-point="10" svg:d="M9183 21567c0 372-144 558-433 558" svg:viewBox="0 0 434 559">
          <text:p/>
        </draw:connector>
        <draw:frame draw:style-name="gr43" draw:text-style-name="P5" draw:layer="layout" svg:width="1.099cm" svg:height="0.645cm" svg:x="8.401cm" svg:y="21.25cm">
          <draw:text-box>
            <text:p><text:span text:style-name="T2">E|e</text:span></text:p>
          </draw:text-box>
        </draw:frame>
        <draw:custom-shape draw:style-name="gr5" draw:text-style-name="P13" xml:id="id37" draw:id="id37" draw:layer="layout" svg:width="1.25cm" svg:height="1.25cm" svg:x="6cm" svg:y="22.25cm">
          <text:p text:style-name="P11"><text:span text:style-name="T5">q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curve" svg:x1="7.5cm" svg:y1="22.125cm" svg:x2="6.625cm" svg:y2="22.25cm" draw:start-shape="id36" draw:start-glue-point="6" draw:end-shape="id37" draw:end-glue-point="4" svg:d="M7500 22125c-584 0-875 41-875 125" svg:viewBox="0 0 876 126">
          <text:p/>
        </draw:connector>
        <draw:frame draw:style-name="gr43" draw:text-style-name="P5" draw:layer="layout" svg:width="1.099cm" svg:height="0.645cm" svg:x="6.75cm" svg:y="21.605cm">
          <draw:text-box>
            <text:p><text:span text:style-name="T2">N|n</text:span></text:p>
          </draw:text-box>
        </draw:frame>
        <draw:custom-shape draw:style-name="gr1" draw:text-style-name="P12" xml:id="id38" draw:id="id38" draw:layer="layout" svg:width="1.25cm" svg:height="1.25cm" svg:x="10.5cm" svg:y="20cm">
          <text:p text:style-name="P11"><text:span text:style-name="T5">q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10.875cm" svg:y1="19cm" svg:x2="11.125cm" svg:y2="20cm" draw:start-shape="id34" draw:start-glue-point="8" draw:end-shape="id38" draw:end-glue-point="4" svg:d="M10875 19000c0 751 250 252 250 1000" svg:viewBox="0 0 251 1001">
          <text:p/>
        </draw:connector>
        <draw:frame draw:style-name="gr43" draw:text-style-name="P5" draw:layer="layout" svg:width="1.099cm" svg:height="0.645cm" svg:x="10.901cm" svg:y="19.105cm">
          <draw:text-box>
            <text:p><text:span text:style-name="T2">R|r</text:span></text:p>
          </draw:text-box>
        </draw:frame>
        <draw:custom-shape draw:style-name="gr1" draw:text-style-name="P12" xml:id="id39" draw:id="id39" draw:layer="layout" svg:width="1.25cm" svg:height="1.25cm" svg:x="10cm" svg:y="21.75cm">
          <text:p text:style-name="P11"><text:span text:style-name="T5">q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" draw:layer="layout" draw:type="curve" svg:x1="11.125cm" svg:y1="21.25cm" svg:x2="10.625cm" svg:y2="21.75cm" draw:start-shape="id38" draw:start-glue-point="8" draw:end-shape="id39" draw:end-glue-point="4" svg:d="M11125 21250c0 376-500 127-500 500" svg:viewBox="0 0 501 501">
          <text:p/>
        </draw:connector>
        <draw:frame draw:style-name="gr43" draw:text-style-name="P5" draw:layer="layout" svg:width="1.099cm" svg:height="0.645cm" svg:x="10.151cm" svg:y="21cm">
          <draw:text-box>
            <text:p><text:span text:style-name="T2">U|u</text:span></text:p>
          </draw:text-box>
        </draw:frame>
        <draw:custom-shape draw:style-name="gr5" draw:text-style-name="P13" xml:id="id40" draw:id="id40" draw:layer="layout" svg:width="1.25cm" svg:height="1.25cm" svg:x="8.75cm" svg:y="22.75cm">
          <text:p text:style-name="P11"><text:span text:style-name="T5">q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3" draw:layer="layout" draw:type="curve" svg:x1="10cm" svg:y1="22.375cm" svg:x2="9.375cm" svg:y2="22.75cm" draw:start-shape="id39" draw:start-glue-point="6" draw:end-shape="id40" draw:end-glue-point="4" svg:d="M10000 22375c-417 0-625 125-625 375" svg:viewBox="0 0 626 376">
          <text:p/>
        </draw:connector>
        <draw:frame draw:style-name="gr43" draw:text-style-name="P5" draw:layer="layout" svg:width="1.099cm" svg:height="0.645cm" svg:x="9.151cm" svg:y="21.855cm">
          <draw:text-box>
            <text:p><text:span text:style-name="T2">E|e</text:span></text:p>
          </draw:text-box>
        </draw:frame>
        <draw:custom-shape draw:style-name="gr1" draw:text-style-name="P12" xml:id="id41" draw:id="id41" draw:layer="layout" svg:width="1.25cm" svg:height="1.25cm" svg:x="11.5cm" svg:y="17cm">
          <text:p text:style-name="P11"><text:span text:style-name="T5">q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curve" svg:x1="10.875cm" svg:y1="12.75cm" svg:x2="11.683cm" svg:y2="17.183cm" draw:start-shape="id1" draw:start-glue-point="8" draw:end-shape="id41" draw:end-glue-point="5" svg:d="M10875 12750c0 3189 808 973 808 4433" svg:viewBox="0 0 809 4434">
          <text:p/>
        </draw:connector>
        <draw:frame draw:style-name="gr22" draw:text-style-name="P5" draw:layer="layout" svg:width="1.099cm" svg:height="0.645cm" svg:x="11cm" svg:y="14.355cm">
          <draw:text-box>
            <text:p><text:span text:style-name="T2">F|f</text:span></text:p>
          </draw:text-box>
        </draw:frame>
        <draw:custom-shape draw:style-name="gr1" draw:text-style-name="P12" xml:id="id42" draw:id="id42" draw:layer="layout" svg:width="1.25cm" svg:height="1.25cm" svg:x="11.75cm" svg:y="18.75cm">
          <text:p text:style-name="P11"><text:span text:style-name="T5">q3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2.125cm" svg:y1="18.25cm" svg:x2="12.375cm" svg:y2="18.75cm" draw:start-shape="id41" draw:start-glue-point="8" draw:end-shape="id42" draw:end-glue-point="4" svg:d="M12125 18250c0 376 250 127 250 500" svg:viewBox="0 0 251 501">
          <text:p/>
        </draw:connector>
        <draw:frame draw:style-name="gr43" draw:text-style-name="P5" draw:layer="layout" svg:width="1.099cm" svg:height="0.645cm" svg:x="11.25cm" svg:y="18.25cm">
          <draw:text-box>
            <text:p><text:span text:style-name="T2">A|a</text:span></text:p>
          </draw:text-box>
        </draw:frame>
        <draw:custom-shape draw:style-name="gr1" draw:text-style-name="P12" xml:id="id43" draw:id="id43" draw:layer="layout" svg:width="1.25cm" svg:height="1.25cm" svg:x="12cm" svg:y="20.5cm">
          <text:p text:style-name="P11"><text:span text:style-name="T5">q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3" draw:layer="layout" draw:type="curve" svg:x1="12.375cm" svg:y1="20cm" svg:x2="12.625cm" svg:y2="20.5cm" draw:start-shape="id42" draw:start-glue-point="8" draw:end-shape="id43" draw:end-glue-point="4" svg:d="M12375 20000c0 376 250 127 250 500" svg:viewBox="0 0 251 501">
          <text:p/>
        </draw:connector>
        <draw:frame draw:style-name="gr43" draw:text-style-name="P5" draw:layer="layout" svg:width="1.099cm" svg:height="0.645cm" svg:x="11.651cm" svg:y="20cm">
          <draw:text-box>
            <text:p><text:span text:style-name="T2">L|l</text:span></text:p>
          </draw:text-box>
        </draw:frame>
        <draw:custom-shape draw:style-name="gr1" draw:text-style-name="P12" xml:id="id44" draw:id="id44" draw:layer="layout" svg:width="1.25cm" svg:height="1.25cm" svg:x="11.5cm" svg:y="22.25cm">
          <text:p text:style-name="P11"><text:span text:style-name="T5">q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" draw:layer="layout" draw:type="curve" svg:x1="12.625cm" svg:y1="21.75cm" svg:x2="12.125cm" svg:y2="22.25cm" draw:start-shape="id43" draw:start-glue-point="8" draw:end-shape="id44" draw:end-glue-point="4" svg:d="M12625 21750c0 376-500 127-500 500" svg:viewBox="0 0 501 501">
          <text:p/>
        </draw:connector>
        <draw:frame draw:style-name="gr22" draw:text-style-name="P5" draw:layer="layout" svg:width="1.099cm" svg:height="0.645cm" svg:x="11.401cm" svg:y="21.5cm">
          <draw:text-box>
            <text:p><text:span text:style-name="T2">S|s</text:span></text:p>
          </draw:text-box>
        </draw:frame>
        <draw:custom-shape draw:style-name="gr5" draw:text-style-name="P13" xml:id="id45" draw:id="id45" draw:layer="layout" svg:width="1.25cm" svg:height="1.25cm" svg:x="10.75cm" svg:y="23.75cm">
          <text:p text:style-name="P11"><text:span text:style-name="T5">q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3" draw:layer="layout" draw:type="curve" svg:x1="12.125cm" svg:y1="23.5cm" svg:x2="11.817cm" svg:y2="23.933cm" draw:start-shape="id44" draw:start-glue-point="8" draw:end-shape="id45" draw:end-glue-point="11" svg:d="M12125 23500c0 289-102 433-308 433" svg:viewBox="0 0 309 434">
          <text:p/>
        </draw:connector>
        <draw:frame draw:style-name="gr43" draw:text-style-name="P5" draw:layer="layout" svg:width="1.099cm" svg:height="0.645cm" svg:x="11cm" svg:y="23.25cm">
          <draw:text-box>
            <text:p><text:span text:style-name="T2">E|e</text:span></text:p>
          </draw:text-box>
        </draw:frame>
        <draw:custom-shape draw:style-name="gr1" draw:text-style-name="P12" xml:id="id46" draw:id="id46" draw:layer="layout" svg:width="1.25cm" svg:height="1.25cm" svg:x="12.25cm" svg:y="15.75cm">
          <text:p text:style-name="P11"><text:span text:style-name="T5">q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3" draw:layer="layout" draw:type="curve" svg:x1="10.875cm" svg:y1="12.75cm" svg:x2="12.433cm" svg:y2="15.933cm" draw:start-shape="id1" draw:start-glue-point="8" draw:end-shape="id46" draw:end-glue-point="5" svg:d="M10875 12750c0 2251 1558 660 1558 3183" svg:viewBox="0 0 1559 3184">
          <text:p/>
        </draw:connector>
        <draw:frame draw:style-name="gr34" draw:text-style-name="P5" draw:layer="layout" svg:width="1.349cm" svg:height="1.039cm" svg:x="11.5cm" svg:y="14.961cm">
          <draw:text-box>
            <text:p><text:span text:style-name="T2">W|w</text:span></text:p>
          </draw:text-box>
        </draw:frame>
        <draw:custom-shape draw:style-name="gr1" draw:text-style-name="P12" xml:id="id47" draw:id="id47" draw:layer="layout" svg:width="1.25cm" svg:height="1.25cm" svg:x="13cm" svg:y="17.5cm">
          <text:p text:style-name="P11"><text:span text:style-name="T5">q4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3" draw:layer="layout" draw:type="curve" svg:x1="13.317cm" svg:y1="16.817cm" svg:x2="13.625cm" svg:y2="17.5cm" draw:start-shape="id46" draw:start-glue-point="9" draw:end-shape="id47" draw:end-glue-point="4" svg:d="M13317 16817c206 0 308 227 308 683" svg:viewBox="0 0 309 684">
          <text:p/>
        </draw:connector>
        <draw:frame draw:style-name="gr43" draw:text-style-name="P5" draw:layer="layout" svg:width="1.25cm" svg:height="0.645cm" svg:x="12.5cm" svg:y="17cm">
          <draw:text-box>
            <text:p><text:span text:style-name="T2">H|h</text:span></text:p>
          </draw:text-box>
        </draw:frame>
        <draw:custom-shape draw:style-name="gr1" draw:text-style-name="P12" xml:id="id48" draw:id="id48" draw:layer="layout" svg:width="1.25cm" svg:height="1.25cm" svg:x="13.25cm" svg:y="19.25cm">
          <text:p text:style-name="P11"><text:span text:style-name="T5">q4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" draw:layer="layout" draw:type="curve" svg:x1="13.625cm" svg:y1="18.75cm" svg:x2="13.875cm" svg:y2="19.25cm" draw:start-shape="id47" draw:start-glue-point="8" draw:end-shape="id48" draw:end-glue-point="4" svg:d="M13625 18750c0 376 250 127 250 500" svg:viewBox="0 0 251 501">
          <text:p/>
        </draw:connector>
        <draw:frame draw:style-name="gr22" draw:text-style-name="P5" draw:layer="layout" svg:width="1.099cm" svg:height="0.645cm" svg:x="13cm" svg:y="18.75cm">
          <draw:text-box>
            <text:p><text:span text:style-name="T2">I|i</text:span></text:p>
          </draw:text-box>
        </draw:frame>
        <draw:custom-shape draw:style-name="gr1" draw:text-style-name="P12" xml:id="id49" draw:id="id49" draw:layer="layout" svg:width="1.25cm" svg:height="1.25cm" svg:x="13.25cm" svg:y="21cm">
          <text:p text:style-name="P11"><text:span text:style-name="T5">q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" draw:layer="layout" draw:type="curve" svg:x1="13.875cm" svg:y1="20.5cm" svg:x2="13.875cm" svg:y2="21cm" draw:start-shape="id48" draw:start-glue-point="8" draw:end-shape="id49" draw:end-glue-point="4" svg:d="M13875 20500v500" svg:viewBox="0 0 1 501">
          <text:p/>
        </draw:connector>
        <draw:frame draw:style-name="gr43" draw:text-style-name="P5" draw:layer="layout" svg:width="1.099cm" svg:height="0.645cm" svg:x="13cm" svg:y="20.355cm">
          <draw:text-box>
            <text:p><text:span text:style-name="T2">L|l</text:span></text:p>
          </draw:text-box>
        </draw:frame>
        <draw:custom-shape draw:style-name="gr5" draw:text-style-name="P13" xml:id="id50" draw:id="id50" draw:layer="layout" svg:width="1.25cm" svg:height="1.25cm" svg:x="13cm" svg:y="22.75cm">
          <text:p text:style-name="P11"><text:span text:style-name="T5">q4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layout" draw:type="curve" svg:x1="13.875cm" svg:y1="22.25cm" svg:x2="13.625cm" svg:y2="22.75cm" draw:start-shape="id49" draw:start-glue-point="8" draw:end-shape="id50" draw:end-glue-point="4" svg:d="M13875 22250c0 376-250 127-250 500" svg:viewBox="0 0 251 501">
          <text:p/>
        </draw:connector>
        <draw:frame draw:style-name="gr43" draw:text-style-name="P5" draw:layer="layout" svg:width="1.099cm" svg:height="0.645cm" svg:x="12.75cm" svg:y="22.105cm">
          <draw:text-box>
            <text:p><text:span text:style-name="T2">E|e</text:span></text:p>
          </draw:text-box>
        </draw:frame>
        <draw:custom-shape draw:style-name="gr1" draw:text-style-name="P12" xml:id="id51" draw:id="id51" draw:layer="layout" svg:width="1.25cm" svg:height="1.25cm" svg:x="12.5cm" svg:y="14.25cm">
          <text:p text:style-name="P11"><text:span text:style-name="T5">q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0.875cm" svg:y1="12.75cm" svg:x2="12.683cm" svg:y2="14.433cm" draw:start-shape="id1" draw:start-glue-point="8" draw:end-shape="id51" draw:end-glue-point="5" svg:d="M10875 12750c0 1126 1808 285 1808 1683" svg:viewBox="0 0 1809 1684">
          <text:p/>
        </draw:connector>
        <draw:frame draw:style-name="gr43" draw:text-style-name="P5" draw:layer="layout" svg:width="1.099cm" svg:height="0.645cm" svg:x="11.401cm" svg:y="13.605cm">
          <draw:text-box>
            <text:p><text:span text:style-name="T2">D|d</text:span></text:p>
          </draw:text-box>
        </draw:frame>
        <draw:custom-shape draw:style-name="gr5" draw:text-style-name="P13" xml:id="id52" draw:id="id52" draw:layer="layout" svg:width="1.25cm" svg:height="1.25cm" svg:x="14.5cm" svg:y="18.75cm">
          <text:p text:style-name="P11"><text:span text:style-name="T5">q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3" draw:layer="layout" draw:type="curve" svg:x1="13.567cm" svg:y1="15.317cm" svg:x2="14.683cm" svg:y2="18.933cm" draw:start-shape="id51" draw:start-glue-point="9" draw:end-shape="id52" draw:end-glue-point="5" svg:d="M13567 15317c0 2713 1116 906 1116 3616" svg:viewBox="0 0 1117 3617">
          <text:p/>
        </draw:connector>
        <draw:frame draw:style-name="gr43" draw:text-style-name="P5" draw:layer="layout" svg:width="1.099cm" svg:height="0.645cm" svg:x="13.5cm" svg:y="16.105cm">
          <draw:text-box>
            <text:p><text:span text:style-name="T2">O|o</text:span></text:p>
          </draw:text-box>
        </draw:frame>
        <draw:custom-shape draw:style-name="gr1" draw:text-style-name="P12" xml:id="id53" draw:id="id53" draw:layer="layout" svg:width="1.25cm" svg:height="1.25cm" svg:x="15.099cm" svg:y="17.25cm">
          <text:p text:style-name="P11"><text:span text:style-name="T5">q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3" draw:layer="layout" draw:type="curve" svg:x1="13.75cm" svg:y1="14.875cm" svg:x2="15.099cm" svg:y2="17.875cm" draw:start-shape="id51" draw:start-glue-point="10" draw:end-shape="id53" draw:end-glue-point="6" svg:d="M13750 14875c1012 0 338 3000 1349 3000" svg:viewBox="0 0 1350 3001">
          <text:p/>
        </draw:connector>
        <draw:frame draw:style-name="gr22" draw:text-style-name="P5" draw:layer="layout" svg:width="1.099cm" svg:height="0.645cm" svg:x="14.401cm" svg:y="15.855cm">
          <draw:text-box>
            <text:p><text:span text:style-name="T2">I|i</text:span></text:p>
          </draw:text-box>
        </draw:frame>
        <draw:custom-shape draw:style-name="gr5" draw:text-style-name="P13" xml:id="id54" draw:id="id54" draw:layer="layout" svg:width="1.25cm" svg:height="1.25cm" svg:x="15.75cm" svg:y="19.75cm">
          <text:p text:style-name="P11"><text:span text:style-name="T5">q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3" draw:layer="layout" draw:type="curve" svg:x1="15.724cm" svg:y1="18.5cm" svg:x2="16.375cm" svg:y2="19.75cm" draw:start-shape="id53" draw:start-glue-point="8" draw:end-shape="id54" draw:end-glue-point="4" svg:d="M15724 18500c0 939 651 314 651 1250" svg:viewBox="0 0 652 1251">
          <text:p/>
        </draw:connector>
        <draw:frame draw:style-name="gr22" draw:text-style-name="P5" draw:layer="layout" svg:width="1.099cm" svg:height="0.645cm" svg:x="15.901cm" svg:y="18.605cm">
          <draw:text-box>
            <text:p><text:span text:style-name="T2">V|v</text:span></text:p>
          </draw:text-box>
        </draw:frame>
        <draw:custom-shape draw:style-name="gr1" draw:text-style-name="P12" xml:id="id55" draw:id="id55" draw:layer="layout" svg:width="1.25cm" svg:height="1.25cm" svg:x="15cm" svg:y="14cm">
          <text:p text:style-name="P11"><text:span text:style-name="T5">q5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curve" svg:x1="10.875cm" svg:y1="12.75cm" svg:x2="15.183cm" svg:y2="14.183cm" draw:start-shape="id1" draw:start-glue-point="8" draw:end-shape="id55" draw:end-glue-point="5" svg:d="M10875 12750c0 939 4308 223 4308 1433" svg:viewBox="0 0 4309 1434">
          <text:p/>
        </draw:connector>
        <draw:frame draw:style-name="gr22" draw:text-style-name="P5" draw:layer="layout" svg:width="1.099cm" svg:height="0.645cm" svg:x="13.651cm" svg:y="13.605cm">
          <draw:text-box>
            <text:p><text:span text:style-name="T2">A|a</text:span></text:p>
          </draw:text-box>
        </draw:frame>
        <draw:custom-shape draw:style-name="gr1" draw:text-style-name="P12" xml:id="id56" draw:id="id56" draw:layer="layout" svg:width="1.25cm" svg:height="1.25cm" svg:x="15.5cm" svg:y="15.75cm">
          <text:p text:style-name="P11"><text:span text:style-name="T5">q5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draw:type="curve" svg:x1="15.625cm" svg:y1="15.25cm" svg:x2="16.125cm" svg:y2="15.75cm" draw:start-shape="id55" draw:start-glue-point="8" draw:end-shape="id56" draw:end-glue-point="4" svg:d="M15625 15250c0 376 500 127 500 500" svg:viewBox="0 0 501 501">
          <text:p/>
        </draw:connector>
        <draw:frame draw:style-name="gr43" draw:text-style-name="P5" draw:layer="layout" svg:width="1.099cm" svg:height="0.645cm" svg:x="15.901cm" svg:y="15cm">
          <draw:text-box>
            <text:p><text:span text:style-name="T2">N|n</text:span></text:p>
          </draw:text-box>
        </draw:frame>
        <draw:custom-shape draw:style-name="gr5" draw:text-style-name="P13" xml:id="id57" draw:id="id57" draw:layer="layout" svg:width="1.25cm" svg:height="1.25cm" svg:x="17cm" svg:y="17.25cm">
          <text:p text:style-name="P11"><text:span text:style-name="T5">q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" draw:layer="layout" draw:type="curve" svg:x1="16.567cm" svg:y1="16.817cm" svg:x2="17.625cm" svg:y2="17.25cm" draw:start-shape="id56" draw:start-glue-point="9" draw:end-shape="id57" draw:end-glue-point="4" svg:d="M16567 16817c706 0 1058 144 1058 433" svg:viewBox="0 0 1059 434">
          <text:p/>
        </draw:connector>
        <draw:frame draw:style-name="gr43" draw:text-style-name="P5" draw:layer="layout" svg:width="1.099cm" svg:height="0.645cm" svg:x="16.75cm" svg:y="16.25cm">
          <draw:text-box>
            <text:p><text:span text:style-name="T2">D|d</text:span></text:p>
          </draw:text-box>
        </draw:frame>
        <draw:custom-shape draw:style-name="gr1" draw:text-style-name="P12" xml:id="id58" draw:id="id58" draw:layer="layout" svg:width="1.25cm" svg:height="1.25cm" svg:x="18cm" svg:y="19.75cm">
          <text:p text:style-name="P11"><text:span text:style-name="T5">q5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" draw:layer="layout" draw:type="curve" svg:x1="11.5cm" svg:y1="12.125cm" svg:x2="18.625cm" svg:y2="19.75cm" draw:start-shape="id1" draw:start-glue-point="10" draw:end-shape="id58" draw:end-glue-point="4" svg:d="M11500 12125c4750 0 7125 2541 7125 7625" svg:viewBox="0 0 7126 7626">
          <text:p/>
        </draw:connector>
        <draw:frame draw:style-name="gr43" draw:text-style-name="P5" draw:layer="layout" svg:width="1.099cm" svg:height="0.645cm" svg:x="18.401cm" svg:y="18.25cm">
          <draw:text-box>
            <text:p><text:span text:style-name="T2">O|o</text:span></text:p>
          </draw:text-box>
        </draw:frame>
        <draw:custom-shape draw:style-name="gr5" draw:text-style-name="P13" xml:id="id59" draw:id="id59" draw:layer="layout" svg:width="1.25cm" svg:height="1.25cm" svg:x="16.25cm" svg:y="21.5cm">
          <text:p text:style-name="P11"><text:span text:style-name="T5">q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3" draw:layer="layout" draw:type="curve" svg:x1="18.183cm" svg:y1="20.817cm" svg:x2="17.317cm" svg:y2="21.683cm" draw:start-shape="id58" draw:start-glue-point="7" draw:end-shape="id59" draw:end-glue-point="11" svg:d="M18183 20817c-578 0-866 288-866 866" svg:viewBox="0 0 867 867">
          <text:p/>
        </draw:connector>
        <draw:frame draw:style-name="gr43" draw:text-style-name="P5" draw:layer="layout" svg:width="1.099cm" svg:height="0.645cm" svg:x="17cm" svg:y="20.355cm">
          <draw:text-box>
            <text:p><text:span text:style-name="T2">R|r</text:span></text:p>
          </draw:text-box>
        </draw:frame>
        <draw:custom-shape draw:style-name="gr1" draw:text-style-name="P12" xml:id="id60" draw:id="id60" draw:layer="layout" svg:width="1.25cm" svg:height="1.25cm" svg:x="19cm" svg:y="21.75cm">
          <text:p text:style-name="P11"><text:span text:style-name="T5">q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3" draw:layer="layout" draw:type="curve" svg:x1="11.5cm" svg:y1="12.125cm" svg:x2="19.625cm" svg:y2="21.75cm" draw:start-shape="id1" draw:start-glue-point="10" draw:end-shape="id60" draw:end-glue-point="4" svg:d="M11500 12125c5417 0 8125 3208 8125 9625" svg:viewBox="0 0 8126 9626">
          <text:p/>
        </draw:connector>
        <draw:frame draw:style-name="gr43" draw:text-style-name="P5" draw:layer="layout" svg:width="1.099cm" svg:height="0.645cm" svg:x="18.651cm" svg:y="21cm">
          <draw:text-box>
            <text:p><text:span text:style-name="T2">N|n</text:span></text:p>
          </draw:text-box>
        </draw:frame>
        <draw:custom-shape draw:style-name="gr1" draw:text-style-name="P12" xml:id="id61" draw:id="id61" draw:layer="layout" svg:width="1.25cm" svg:height="1.25cm" svg:x="17.5cm" svg:y="22.75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3" draw:layer="layout" draw:type="curve" svg:x1="19.183cm" svg:y1="22.817cm" svg:x2="18.75cm" svg:y2="23.375cm" draw:start-shape="id60" draw:start-glue-point="7" draw:end-shape="id61" draw:end-glue-point="10" svg:d="M19183 22817c0 372-144 558-433 558" svg:viewBox="0 0 434 559">
          <text:p/>
        </draw:connector>
        <draw:frame draw:style-name="gr43" draw:text-style-name="P5" draw:layer="layout" svg:width="1.099cm" svg:height="0.645cm" svg:x="18.151cm" svg:y="22.355cm">
          <draw:text-box>
            <text:p><text:span text:style-name="T2">O|o</text:span></text:p>
          </draw:text-box>
        </draw:frame>
        <draw:custom-shape draw:style-name="gr5" draw:text-style-name="P13" xml:id="id62" draw:id="id62" draw:layer="layout" svg:width="1.25cm" svg:height="1.25cm" svg:x="15cm" svg:y="23.5cm">
          <text:p text:style-name="P11"><text:span text:style-name="T5">q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3" draw:layer="layout" draw:type="curve" svg:x1="17.5cm" svg:y1="23.375cm" svg:x2="16.067cm" svg:y2="23.683cm" draw:start-shape="id61" draw:start-glue-point="6" draw:end-shape="id62" draw:end-glue-point="11" svg:d="M17500 23375c-936 0-220 308-1433 308" svg:viewBox="0 0 1434 309">
          <text:p/>
        </draw:connector>
        <draw:custom-shape draw:style-name="gr1" draw:text-style-name="P12" draw:layer="layout" svg:width="1.25cm" svg:height="1.25cm" svg:x="17.501cm" svg:y="22.751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099cm" svg:height="0.645cm" svg:x="16cm" svg:y="22.855cm">
          <draw:text-box>
            <text:p><text:span text:style-name="T2">T|t</text:span></text:p>
          </draw:text-box>
        </draw:frame>
        <draw:custom-shape draw:style-name="gr1" draw:text-style-name="P12" xml:id="id63" draw:id="id63" draw:layer="layout" svg:width="1.25cm" svg:height="1.25cm" svg:x="6.5cm" svg:y="13.5cm">
          <text:p text:style-name="P11"><text:span text:style-name="T5">q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3" draw:layer="layout" draw:type="curve" svg:x1="10.433cm" svg:y1="12.567cm" svg:x2="7.75cm" svg:y2="14.125cm" draw:start-shape="id1" draw:start-glue-point="7" draw:end-shape="id63" draw:end-glue-point="10" svg:d="M10433 12567c-2148 0-807 1558-2683 1558" svg:viewBox="0 0 2684 1559">
          <text:p/>
        </draw:connector>
        <draw:frame draw:style-name="gr43" draw:text-style-name="P5" draw:layer="layout" svg:width="1.099cm" svg:height="0.645cm" svg:x="8.151cm" svg:y="13.25cm">
          <draw:text-box>
            <text:p><text:span text:style-name="T2">V|v</text:span></text:p>
          </draw:text-box>
        </draw:frame>
        <draw:custom-shape draw:style-name="gr1" draw:text-style-name="P12" xml:id="id64" draw:id="id64" draw:layer="layout" svg:width="1.25cm" svg:height="1.25cm" svg:x="4.25cm" svg:y="14cm">
          <text:p text:style-name="P11"><text:span text:style-name="T5">q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6.5cm" svg:y1="14.125cm" svg:x2="5.5cm" svg:y2="14.625cm" draw:start-shape="id63" draw:start-glue-point="6" draw:end-shape="id64" draw:end-glue-point="10" svg:d="M6500 14125c-748 0-249 500-1000 500" svg:viewBox="0 0 1001 501">
          <text:p/>
        </draw:connector>
        <draw:frame draw:style-name="gr43" draw:text-style-name="P5" draw:layer="layout" svg:width="1.099cm" svg:height="0.645cm" svg:x="5.25cm" svg:y="13.855cm">
          <draw:text-box>
            <text:p><text:span text:style-name="T2">A|a</text:span></text:p>
          </draw:text-box>
        </draw:frame>
        <draw:custom-shape draw:style-name="gr5" draw:text-style-name="P13" xml:id="id65" draw:id="id65" draw:layer="layout" svg:width="1.25cm" svg:height="1.25cm" svg:x="2cm" svg:y="15cm">
          <text:p text:style-name="P11"><text:span text:style-name="T5">q6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3" draw:layer="layout" draw:type="curve" svg:x1="4.433cm" svg:y1="15.067cm" svg:x2="3.25cm" svg:y2="15.625cm" draw:start-shape="id64" draw:start-glue-point="7" draw:end-shape="id65" draw:end-glue-point="10" svg:d="M4433 15067c0 372-394 558-1183 558" svg:viewBox="0 0 1184 559">
          <text:p/>
        </draw:connector>
        <draw:frame draw:style-name="gr43" draw:text-style-name="P5" draw:layer="layout" svg:width="1.099cm" svg:height="0.645cm" svg:x="3.25cm" svg:y="14.75cm">
          <draw:text-box>
            <text:p><text:span text:style-name="T2">R|r</text:span></text:p>
          </draw:text-box>
        </draw:frame>
        <draw:custom-shape draw:style-name="gr94" draw:text-style-name="P3" xml:id="id66" draw:id="id66" draw:layer="layout" svg:width="19.25cm" svg:height="14.5cm" svg:x="1cm" svg:y="13.25cm">
          <text:p/>
          <draw:enhanced-geometry svg:viewBox="0 0 21600 21600" draw:type="rectangle" draw:enhanced-path="M 0 0 L 21600 0 21600 21600 0 21600 0 0 Z N"/>
        </draw:custom-shape>
        <draw:connector draw:style-name="gr95" draw:text-style-name="P3" draw:layer="measurelines" draw:type="curve" svg:x1="20.25cm" svg:y1="20.5cm" svg:x2="14.25cm" svg:y2="7.875cm" draw:start-shape="id66" draw:start-glue-point="1" draw:end-shape="id4" draw:end-glue-point="10" svg:d="M20250 20500c751 0 3751-12625-6000-12625" svg:viewBox="0 0 7026 12626">
          <text:p/>
        </draw:connector>
        <draw:frame draw:style-name="gr16" draw:text-style-name="P5" draw:layer="measurelines" svg:width="2.305cm" svg:height="0.645cm" svg:x="14.195cm" svg:y="8cm">
          <draw:text-box>
            <text:p><text:span text:style-name="T2">letra | digito</text:span></text:p>
          </draw:text-box>
        </draw:frame>
        <draw:connector draw:style-name="gr96" draw:text-style-name="P3" draw:layer="measurelines" draw:type="curve" svg:x1="20.25cm" svg:y1="20.5cm" svg:x2="20.25cm" svg:y2="7.875cm" draw:start-shape="id66" draw:start-glue-point="1" draw:end-shape="id5" draw:end-glue-point="1" svg:d="M20250 20500c751 0 751-12625 0-12625" svg:viewBox="0 0 564 12626">
          <text:p/>
        </draw:connector>
        <draw:frame draw:style-name="gr11" draw:text-style-name="P5" draw:layer="measurelines" svg:width="1.302cm" svg:height="0.645cm" svg:x="20.288cm" svg:y="8cm">
          <draw:text-box>
            <text:p><text:span text:style-name="T2">outro</text:span></text:p>
          </draw:text-box>
        </draw:frame>
        <officeooo:annotation svg:x="0cm" svg:y="0cm">
          <dc:date>2022-04-28T18:18:3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5-01T03:50:35.359581693</dc:date>
    <meta:editing-duration>PT1H36M1S</meta:editing-duration>
    <meta:editing-cycles>25</meta:editing-cycles>
    <meta:generator>LibreOffice/7.3.2.2$Linux_X86_64 LibreOffice_project/30$Build-2</meta:generator>
    <meta:document-statistic meta:object-count="218"/>
  </office:meta>
</office:document-meta>
</file>